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9472in"/>
    </style:style>
    <style:style style:name="Table1.B" style:family="table-column">
      <style:table-column-properties style:column-width="3.5521in"/>
    </style:style>
    <style:style style:name="Table1.1" style:family="table-row">
      <style:table-row-properties style:min-row-height="0.8333in" fo:keep-together="auto"/>
    </style:style>
    <style:style style:name="Table1.A1" style:family="table-cell">
      <style:table-cell-properties style:vertical-align="" fo:padding="0.0694in" fo:border-left="0.5pt solid #000000" fo:border-right="0.5pt solid #000000" fo:border-top="2.25pt solid #000000" fo:border-bottom="2.25pt solid #000000"/>
    </style:style>
    <style:style style:name="Table1.A2" style:family="table-cell">
      <style:table-cell-properties style:vertical-align="" fo:padding="0.0694in" fo:border-left="0.5pt solid #000000" fo:border-right="0.5pt solid #000000" fo:border-top="none" fo:border-bottom="2.25pt solid #000000"/>
    </style:style>
    <style:style style:name="Table1.4" style:family="table-row">
      <style:table-row-properties style:min-row-height="3.5in" fo:keep-together="auto"/>
    </style:style>
    <style:style style:name="Table1.5" style:family="table-row">
      <style:table-row-properties style:min-row-height="0.8229in" fo:keep-together="auto"/>
    </style:style>
    <style:style style:name="Table1.A5" style:family="table-cell">
      <style:table-cell-properties style:vertical-align="" fo:padding="0.0694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25in" fo:keep-together="auto"/>
    </style:style>
    <style:style style:name="Table1.B6" style:family="table-cell">
      <style:table-cell-properties style:vertical-align="" fo:padding="0.0694in" fo:border-left="none" fo:border-right="0.5pt solid #000000" fo:border-top="none" fo:border-bottom="0.5pt solid #000000"/>
    </style:style>
    <style:style style:name="Table1.7" style:family="table-row">
      <style:table-row-properties style:min-row-height="0.8646in" fo:keep-together="auto"/>
    </style:style>
    <style:style style:name="Table1.9" style:family="table-row">
      <style:table-row-properties style:min-row-height="0.6354in" fo:keep-together="auto"/>
    </style:style>
    <style:style style:name="Table1.B9" style:family="table-cell">
      <style:table-cell-properties style:vertical-align="" fo:padding="0.0694in" fo:border-left="none" fo:border-right="0.5pt solid #000000" fo:border-top="none" fo:border-bottom="2.25pt solid #000000"/>
    </style:style>
    <style:style style:name="Table1.13" style:family="table-row">
      <style:table-row-properties style:min-row-height="1.1042in" fo:keep-together="auto"/>
    </style:style>
    <style:style style:name="Table1.15" style:family="table-row">
      <style:table-row-properties style:min-row-height="0.375in" fo:keep-together="auto"/>
    </style:style>
    <style:style style:name="Table1.16" style:family="table-row">
      <style:table-row-properties style:min-row-height="1.2083in" fo:keep-together="auto"/>
    </style:style>
    <style:style style:name="Table1.17" style:family="table-row">
      <style:table-row-properties style:min-row-height="0.8021in" fo:keep-together="auto"/>
    </style:style>
    <style:style style:name="Table1.20" style:family="table-row">
      <style:table-row-properties style:min-row-height="1.8646in" fo:keep-together="auto"/>
    </style:style>
    <style:style style:name="Table1.21" style:family="table-row">
      <style:table-row-properties style:min-row-height="1.4688in" fo:keep-together="auto"/>
    </style:style>
    <style:style style:name="P1" style:family="paragraph" style:parent-style-name="Standard">
      <style:paragraph-properties fo:margin-top="0in" fo:margin-bottom="0.0173in" loext:contextual-spacing="false" fo:line-height="120%"/>
    </style:style>
    <style:style style:name="P2" style:family="paragraph" style:parent-style-name="Standard">
      <style:paragraph-properties fo:margin-top="0in" fo:margin-bottom="0.0173in" loext:contextual-spacing="false" fo:line-height="120%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.0173in" loext:contextual-spacing="false" fo:line-height="120%" style:page-number="1"/>
    </style:style>
    <style:style style:name="P4" style:family="paragraph" style:parent-style-name="Standard" style:list-style-name="WWNum3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.0173in" loext:contextual-spacing="false" fo:line-height="120%" fo:text-indent="0in" style:auto-text-indent="false"/>
    </style:style>
    <style:style style:name="P15" style:family="paragraph" style:parent-style-name="Standard" style:list-style-name="WWNum6">
      <style:paragraph-properties fo:margin-left="1in" fo:margin-right="0in" fo:margin-top="0in" fo:margin-bottom="0in" loext:contextual-spacing="false" fo:line-height="120%" fo:text-indent="-0.25in" style:auto-text-indent="false"/>
    </style:style>
    <style:style style:name="P16" style:family="paragraph" style:parent-style-name="Standard">
      <style:paragraph-properties fo:margin-top="0.1665in" fo:margin-bottom="0.1665in" loext:contextual-spacing="false" fo:line-height="120%"/>
    </style:style>
    <style:style style:name="P17" style:family="paragraph" style:parent-style-name="Standard">
      <style:paragraph-properties fo:margin-top="0.1665in" fo:margin-bottom="0.1665in" loext:contextual-spacing="false" fo:line-height="120%"/>
      <style:text-properties fo:font-size="14pt" style:font-size-asian="14pt" style:font-size-complex="14pt"/>
    </style:style>
    <style:style style:name="P18" style:family="paragraph" style:parent-style-name="Standard">
      <style:paragraph-properties fo:margin-top="0.1665in" fo:margin-bottom="0.1665in" loext:contextual-spacing="false" fo:line-height="100%"/>
    </style:style>
    <style:style style:name="P19" style:family="paragraph" style:parent-style-name="Standard">
      <style:paragraph-properties fo:margin-top="0.1665in" fo:margin-bottom="0.1665in" loext:contextual-spacing="false" fo:line-height="100%"/>
      <style:text-properties fo:font-size="10pt" style:font-size-asian="10pt" style:font-size-complex="10pt"/>
    </style:style>
    <style:style style:name="P20" style:family="paragraph" style:parent-style-name="Heading_20_2">
      <style:paragraph-properties fo:margin-top="0in" fo:margin-bottom="0.0173in" loext:contextual-spacing="false" fo:line-height="120%" fo:text-align="center" style:justify-single-word="false"/>
    </style:style>
    <style:style style:name="P21" style:family="paragraph" style:parent-style-name="Heading_20_3">
      <style:paragraph-properties fo:margin-top="0in" fo:margin-bottom="0.0173in" loext:contextual-spacing="false" fo:line-height="120%"/>
    </style:style>
    <style:style style:name="P22" style:family="paragraph" style:parent-style-name="Title">
      <style:paragraph-properties fo:margin-top="0in" fo:margin-bottom="0.1665in" loext:contextual-spacing="false" fo:line-height="150%" fo:text-align="center" style:justify-single-word="false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4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5pt" fo:font-weight="bold" style:font-size-asian="15pt" style:font-weight-asian="bold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173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as-char" style:rel-width="100%" draw:z-index="0" draw:style-name="gr1" draw:text-style-name="P23" svg:width="0.0012in" svg:height="0.0213in"><text:p/></draw:rect></text:p>
      <text:p text:style-name="P1"/>
      <text:p text:style-name="P20"><text:bookmark text:name="_iudo77ymat7"/><text:span text:style-name="T1">IR PROCEDURE REFERENCE</text:span></text:p>
      <text:p text:style-name="P21"><text:bookmark text:name="_ogjh06gogqvl"/><text:span text:style-name="T2">Executive Summary</text:span></text:p>
      <text:list xml:id="list3843427182" text:style-name="WWNum3">
        <text:list-item>
          <text:p text:style-name="P4">We “security incident” = any unauthorized access (including company-owned devices, employee-owned registered devices, servers, proprietary and confidential data), unauthorized modifications of data, and unintended downtime traced to malicious activity</text:p>
        </text:list-item>
      </text:list>
      <text:p text:style-name="P1"/>
      <text:p text:style-name="P21"><text:bookmark text:name="_ep45tnmr4bh5"/><text:span text:style-name="T2">Scope</text:span></text:p>
      <text:p text:style-name="P1">all employees, devices, infrastructure, and contracted third-party vendors </text:p>
      <text:p text:style-name="P2"/>
      <text:p text:style-name="P21"><text:bookmark text:name="_vdsu0drb8ntl"/><text:span text:style-name="T2">Preparation and Planning</text:span></text:p>
      <text:p text:style-name="P14">To prepare</text:p>
      <text:list xml:id="list1749289425" text:style-name="WWNum6">
        <text:list-item>
          <text:p text:style-name="P9">Training, chain of command/management, routine security education</text:p>
        </text:list-item>
        <text:list-item>
          <text:p text:style-name="P9">Dedicated infrastructure to support via Implement SIEM, prioritize critical and unpatchable stuff, specialized alerts (IDS portion)</text:p>
          <text:list>
            <text:list-item>
              <text:p text:style-name="P15">Additional countermeasures/defenses as needed</text:p>
            </text:list-item>
          </text:list>
        </text:list-item>
        <text:list-item>
          <text:p text:style-name="P5">Backup critical data and services regularly, to prevent complete loss </text:p>
        </text:list-item>
      </text:list>
      <text:p text:style-name="P1"/>
      <text:p text:style-name="P21"><text:bookmark text:name="_ugdvntnfku0y"/><text:span text:style-name="T2">Detection and Analysis</text:span></text:p>
      <text:p text:style-name="Standard">Our team will utilize</text:p>
      <text:list xml:id="list2199342219" text:style-name="WWNum4">
        <text:list-item>
          <text:p text:style-name="P13">Monitoring tools, automated solutions; IDS/IPS</text:p>
        </text:list-item>
        <text:list-item>
          <text:p text:style-name="P13">Manually review logs as needed</text:p>
        </text:list-item>
        <text:list-item>
          <text:p text:style-name="P13"><text:soft-page-break/>Document and preserve as possible in event of incident</text:p>
        </text:list-item>
        <text:list-item>
          <text:p text:style-name="P13">Analyze methodology to guide targeted response (see MITRE ATT&amp;CK), aim for thorough reflection</text:p>
        </text:list-item>
      </text:list>
      <text:p text:style-name="Standard"/>
      <text:p text:style-name="P21"><text:bookmark text:name="_w0yjno8eg5of"/><text:span text:style-name="T2">Containment, Eradication, and Recovery</text:span></text:p>
      <text:p text:style-name="Standard">To contain threat minimize impact</text:p>
      <text:list xml:id="list4047560787" text:style-name="WWNum2">
        <text:list-item>
          <text:p text:style-name="P10">Identify root cause, eradicate from there (out malware, disable bad accs, identify vulns, disable service)</text:p>
        </text:list-item>
        <text:list-item>
          <text:p text:style-name="P6">After adversary eradication, work on restoring normal ops and secure as best as possible (restore from backup, patch, rotate, change perms + firewalls)</text:p>
        </text:list-item>
      </text:list>
      <text:p text:style-name="P1"/>
      <text:p text:style-name="P21"><text:bookmark text:name="_u5rz7spll775"/><text:span text:style-name="T2">Post-Incident Activity</text:span></text:p>
      <text:p text:style-name="Standard">After an</text:p>
      <text:list xml:id="list2169353692" text:style-name="WWNum1">
        <text:list-item>
          <text:p text:style-name="P11">Create report - technical details, evidence, impact on business, mitigations for future</text:p>
        </text:list-item>
        <text:list-item>
          <text:p text:style-name="P11">Guideline dev for preventative measures, remediate vulns, addl solutions and full operations protocol</text:p>
        </text:list-item>
        <text:list-item>
          <text:p text:style-name="P11">Meet stakeholders + management, guidance </text:p>
        </text:list-item>
        <text:list-item>
          <text:p text:style-name="P7">Address users and external stakeholders, guidance</text:p>
        </text:list-item>
      </text:list>
      <text:p text:style-name="P1"/>
      <text:p text:style-name="P1"/>
      <text:p text:style-name="P21"><text:bookmark text:name="_fwgwyr1pwt69"/><text:span text:style-name="T2">Sources</text:span></text:p>
      <text:list xml:id="list987720896" text:style-name="WWNum5">
        <text:list-item>
          <text:p text:style-name="P12"><text:a xlink:type="simple" xlink:href="https://frsecure.com/incident-response-policy-template/" text:style-name="ListLabel_20_55" text:visited-style-name="ListLabel_20_55"><text:span text:style-name="T3">https://frsecure.com/incident-response-policy-template/</text:span></text:a></text:p>
        </text:list-item>
        <text:list-item>
          <text:p text:style-name="P12"><text:a xlink:type="simple" xlink:href="https://www.cisecurity.org/insights/white-papers/incident-response-policy-template-for-cis-control-17" text:style-name="ListLabel_20_55" text:visited-style-name="ListLabel_20_55"><text:span text:style-name="T3">https://www.cisecurity.org/insights/white-papers/incident-response-policy-template-for-cis-control-17</text:span></text:a><text:span text:style-name="T5"> </text:span></text:p>
        </text:list-item>
        <text:list-item>
          <text:p text:style-name="P12"><text:a xlink:type="simple" xlink:href="https://nvlpubs.nist.gov/nistpubs/specialpublications/nist.sp.800-61r2.pdf" text:style-name="ListLabel_20_55" text:visited-style-name="ListLabel_20_55"><text:span text:style-name="T3">https://nvlpubs.nist.gov/nistpubs/specialpublications/nist.sp.800-61r2.pdf</text:span></text:a><text:span text:style-name="T5"> </text:span></text:p>
        </text:list-item>
        <text:list-item>
          <text:p text:style-name="P12"><text:a xlink:type="simple" xlink:href="https://www.fbi.gov/file-repository/incident-response-policy.pdf/view" text:style-name="ListLabel_20_55" text:visited-style-name="ListLabel_20_55"><text:span text:style-name="T3">https://www.fbi.gov/file-repository/incident-response-policy.pdf/view</text:span></text:a><text:span text:style-name="T5"> </text:span></text:p>
        </text:list-item>
        <text:list-item>
          <text:p text:style-name="P12"><text:soft-page-break/><text:a xlink:type="simple" xlink:href="https://attack.mitre.org/" text:style-name="ListLabel_20_55" text:visited-style-name="ListLabel_20_55"><text:span text:style-name="T3">https://attack.mitre.org/</text:span></text:a><text:span text:style-name="T5"> </text:span></text:p>
        </text:list-item>
        <text:list-item>
          <text:p text:style-name="P8"><text:a xlink:type="simple" xlink:href="https://www.sans.org/media/score/504-incident-response-cycle.pdf" text:style-name="ListLabel_20_55" text:visited-style-name="ListLabel_20_55"><text:span text:style-name="T3">https://www.sans.org/media/score/504-incident-response-cycle.pdf</text:span></text:a><text:span text:style-name="T5"> </text:span></text:p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2"><text:bookmark text:name="_qx1dqfrqoi4c"/>Incident Response Form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6"><text:span text:style-name="T6">Breach Date and Time:</text:span></text:p>
            <text:p text:style-name="P16"><text:span text:style-name="T7">MM/DD/20YY, H:M:S(:MS)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6"><text:span text:style-name="T6">Affected IP/Hostname of Breached System(s): </text:span></text:p>
            <text:p text:style-name="P16"><text:span text:style-name="T7">IP | Hostnam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6"><text:span text:style-name="T6">Source IP of Attacking System(s): </text:span></text:p>
            <text:p text:style-name="P16"><text:span text:style-name="T8">(REQUIRED.)</text:span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6"><text:span text:style-name="T6">Breach Narrative:</text:span></text:p>
            <text:p text:style-name="P16"><text:span text:style-name="T7">(Provide information about the breach in detail here, including the type of incident.)</text:span></text:p>
            <text:p text:style-name="P16"><text:span text:style-name="T7"><text:s/></text:span></text:p>
            <text:p text:style-name="P16"><text:span text:style-name="T7"><text:s/></text:span></text:p>
            <text:p text:style-name="P16"><text:span text:style-name="T7"><text:s/></text:span></text:p>
            <text:p text:style-name="P16"><text:span text:style-name="T7"><text:s/></text:span></text:p>
            <text:p text:style-name="P17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16"><text:span text:style-name="T6">Impact on Services:</text:span></text:p>
            <text:p text:style-name="P16"><text:span text:style-name="T7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6"><text:span text:style-name="T7">None</text:span></text:p>
          </table:table-cell>
          <table:table-cell table:style-name="Table1.B6" office:value-type="string">
            <text:p text:style-name="P16"><text:span text:style-name="T7">No effect to the organization’s ability to provide all services to all users</text:span></text:p>
          </table:table-cell>
        </table:table-row>
        <table:table-row table:style-name="Table1.7">
          <table:table-cell table:style-name="Table1.A5" office:value-type="string">
            <text:p text:style-name="P16"><text:span text:style-name="T7">Low</text:span></text:p>
          </table:table-cell>
          <table:table-cell table:style-name="Table1.B6" office:value-type="string">
            <text:p text:style-name="P16"><text:span text:style-name="T7">Minimal effect; the organization can still provide all critical services to all users but has lost efficiency</text:span></text:p>
          </table:table-cell>
        </table:table-row>
        <table:table-row table:style-name="Table1.7">
          <table:table-cell table:style-name="Table1.A5" office:value-type="string">
            <text:p text:style-name="P16"><text:span text:style-name="T7">Medium</text:span></text:p>
          </table:table-cell>
          <table:table-cell table:style-name="Table1.B6" office:value-type="string">
            <text:p text:style-name="P16"><text:span text:style-name="T7">Organization has lost the ability to provide a critical service to a subset of system users</text:span></text:p>
          </table:table-cell>
        </table:table-row>
        <table:table-row table:style-name="Table1.9">
          <table:table-cell table:style-name="Table1.A2" office:value-type="string">
            <text:p text:style-name="P16"><text:span text:style-name="T7">High</text:span></text:p>
          </table:table-cell>
          <table:table-cell table:style-name="Table1.B9" office:value-type="string">
            <text:p text:style-name="P16"><text:span text:style-name="T7">Organization is no longer able to provide some critical services to any users</text:span></text:p>
          </table:table-cell>
        </table:table-row>
        <table:table-row table:style-name="Table1.5">
          <table:table-cell table:style-name="Table1.A5" table:number-columns-spanned="2" office:value-type="string">
            <text:p text:style-name="P16"><text:span text:style-name="T6">Impact on Information:</text:span></text:p>
            <text:p text:style-name="P16"><text:span text:style-name="T7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6"><text:span text:style-name="T7">None</text:span></text:p>
          </table:table-cell>
          <table:table-cell table:style-name="Table1.B6" office:value-type="string">
            <text:p text:style-name="P16"><text:span text:style-name="T7">No information was exfiltrated, changed, deleted, or otherwise compromised</text:span></text:p>
          </table:table-cell>
        </table:table-row>
        <table:table-row table:style-name="Table1.7">
          <table:table-cell table:style-name="Table1.A5" office:value-type="string">
            <text:p text:style-name="P16"><text:span text:style-name="T7">Privacy Breach</text:span></text:p>
          </table:table-cell>
          <table:table-cell table:style-name="Table1.B6" office:value-type="string">
            <text:p text:style-name="P16"><text:span text:style-name="T7">Sensitive PII of taxpayers, employees, beneficiaries, etc. was accessed or exfiltrated</text:span></text:p>
          </table:table-cell>
        </table:table-row>
        <table:table-row table:style-name="Table1.13">
          <table:table-cell table:style-name="Table1.A5" office:value-type="string">
            <text:p text:style-name="P16"><text:span text:style-name="T7">Proprietary Breach</text:span></text:p>
          </table:table-cell>
          <table:table-cell table:style-name="Table1.B6" office:value-type="string">
            <text:p text:style-name="P16"><text:span text:style-name="T7">Unclassified proprietary information, such as protected critical infrastructure information (PCII), was accessed or exfiltrated</text:span></text:p>
          </table:table-cell>
        </table:table-row>
        <table:table-row table:style-name="Table1.9">
          <table:table-cell table:style-name="Table1.A2" office:value-type="string">
            <text:p text:style-name="P16"><text:span text:style-name="T7">Integrity Loss</text:span></text:p>
          </table:table-cell>
          <table:table-cell table:style-name="Table1.B9" office:value-type="string">
            <text:p text:style-name="P16"><text:span text:style-name="T7">Sensitive or proprietary information was changed or deleted</text:span></text:p>
          </table:table-cell>
        </table:table-row>
        <table:table-row table:style-name="Table1.15">
          <table:table-cell table:style-name="Table1.A5" table:number-columns-spanned="2" office:value-type="string">
            <text:p text:style-name="P16"><text:span text:style-name="T9">Please highlight the applicable metrics below:</text:span></text:p>
          </table:table-cell>
          <table:covered-table-cell/>
        </table:table-row>
        <table:table-row table:style-name="Table1.16">
          <table:table-cell table:style-name="Table1.A5" office:value-type="string">
            <text:p text:style-name="P16"><text:span text:style-name="T6">Attack Vector:</text:span></text:p>
            <text:p text:style-name="P16"><text:span text:style-name="T7">Network <text:tab/>Adjacent</text:span></text:p>
            <text:p text:style-name="P16"><text:span text:style-name="T7">Local <text:s text:c="7"/><text:tab/>Physica</text:span><text:span text:style-name="T10">l</text:span></text:p>
          </table:table-cell>
          <table:table-cell table:style-name="Table1.B6" office:value-type="string">
            <text:p text:style-name="P16"><text:span text:style-name="T6">Attack Complexity:</text:span></text:p>
            <text:p text:style-name="P16"><text:span text:style-name="T7"><text:s/></text:span></text:p>
            <text:p text:style-name="P16"><text:span text:style-name="T7">Low <text:s text:c="3"/><text:tab/>High</text:span></text:p>
          </table:table-cell>
        </table:table-row>
        <table:table-row table:style-name="Table1.17">
          <table:table-cell table:style-name="Table1.A5" office:value-type="string">
            <text:p text:style-name="P16"><text:span text:style-name="T6">Privileges Required:</text:span></text:p>
            <text:p text:style-name="P16"><text:span text:style-name="T7">None <text:s text:c="4"/><text:tab/>Low <text:s text:c="4"/><text:tab/>High</text:span></text:p>
          </table:table-cell>
          <table:table-cell table:style-name="Table1.B6" office:value-type="string">
            <text:p text:style-name="P16"><text:span text:style-name="T6">User Interaction:</text:span></text:p>
            <text:p text:style-name="P16"><text:span text:style-name="T7">None <text:s text:c="4"/><text:tab/>Required</text:span></text:p>
          </table:table-cell>
        </table:table-row>
        <table:table-row table:style-name="Table1.17">
          <table:table-cell table:style-name="Table1.A5" office:value-type="string">
            <text:p text:style-name="P16"><text:span text:style-name="T6">Scope:</text:span></text:p>
            <text:p text:style-name="P16"><text:span text:style-name="T7">Unchanged <text:s text:c="4"/><text:tab/>Changed</text:span></text:p>
          </table:table-cell>
          <table:table-cell table:style-name="Table1.B6" office:value-type="string">
            <text:p text:style-name="P16"><text:span text:style-name="T6">Confidentiality:</text:span></text:p>
            <text:p text:style-name="P16"><text:span text:style-name="T7">None <text:s text:c="4"/><text:tab/>Low <text:s text:c="4"/><text:tab/>High</text:span></text:p>
          </table:table-cell>
        </table:table-row>
        <table:table-row table:style-name="Table1.5">
          <table:table-cell table:style-name="Table1.A2" office:value-type="string">
            <text:p text:style-name="P16"><text:span text:style-name="T6">Integrity:</text:span></text:p>
            <text:p text:style-name="P16"><text:span text:style-name="T7">None <text:s text:c="4"/><text:tab/>Low <text:s text:c="4"/><text:tab/>High</text:span></text:p>
          </table:table-cell>
          <table:table-cell table:style-name="Table1.B9" office:value-type="string">
            <text:p text:style-name="P16"><text:span text:style-name="T6">Availability:</text:span></text:p>
            <text:p text:style-name="P16"><text:span text:style-name="T7">None <text:s text:c="4"/><text:tab/>Low <text:s text:c="4"/><text:tab/>High</text:span></text:p>
          </table:table-cell>
        </table:table-row>
        <table:table-row table:style-name="Table1.20">
          <table:table-cell table:style-name="Table1.A5" table:number-columns-spanned="2" office:value-type="string">
            <text:p text:style-name="P16"><text:span text:style-name="T6">Remediation/Mitigation Steps:</text:span></text:p>
            <text:p text:style-name="P16"><text:span text:style-name="T7">(Steps to take in order to patch exploited machines and prevent further vulnerability.)</text:span></text:p>
            <text:p text:style-name="P16"><text:span text:style-name="T7"><text:s/></text:span></text:p>
            <text:p text:style-name="P16"><text:span text:style-name="T7"><text:s/></text:span></text:p>
          </table:table-cell>
          <table:covered-table-cell/>
        </table:table-row>
        <table:table-row table:style-name="Table1.21">
          <table:table-cell table:style-name="Table1.A2" table:number-columns-spanned="2" office:value-type="string">
            <text:p text:style-name="P16"><text:span text:style-name="T6">Extra Artifacts:</text:span></text:p>
            <text:p text:style-name="P16"><text:span text:style-name="T7">(Additional artifacts related to the incident should be listed in this section. This can be text, code, or pictures.)</text:span></text:p>
            <text:p text:style-name="P16"><text:span text:style-name="T7"><text:s/></text:span></text:p>
          </table:table-cell>
          <table:covered-table-cell/>
        </table:table-row>
      </table:table>
      <text:p text:style-name="P18"><text:span text:style-name="T11">This form is modeled after the Forum of Incident Response and Security Teams (FIRST)’s Common Vulnerability Scoring System (CVSS) (</text:span><text:a xlink:type="simple" xlink:href="https://www.first.org/cvss/calculator/3.1" text:style-name="ListLabel_20_56" text:visited-style-name="ListLabel_20_56"><text:span text:style-name="T4">https://www.first.org/cvss/calculator/3.1</text:span></text:a><text:span text:style-name="T11">). This template is also copied over from our team members’ past engagements as it was custom-developed to be applicable in all situations.</text:span></text:p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95" meta:word-count="525" meta:character-count="4117" meta:non-whitespace-character-count="3618"/>
    <meta:generator>LibreOfficeDev/6.0.5.2$Linux_X86_64 LibreOffice_project/</meta:generator>
  </office:meta>
</office:document-meta>
</file>